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 style:list-style-name="L2">
      <style:paragraph-properties>
        <style:tab-stops>
          <style:tab-stop style:position="5.874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color="#280099"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3"/>
      <text:list xml:id="list43179796" text:style-name="L2">
        <text:list-item>
          <text:p text:style-name="P2"><text:span text:style-name="T1">Som användare vill jag kunna öppna ett nytt fönster med bilder i. </text:span></text:p>
          <text:p text:style-name="P2"><text:span text:style-name="T1"/></text:p>
        </text:list-item>
        <text:list-item>
          <text:p text:style-name="P2"><text:span text:style-name="T1">Som användare vill jag kunna klicka på en bild och välja den som bakgrund. </text:span></text:p>
          <text:p text:style-name="P2"><text:span text:style-name="T1"/></text:p>
        </text:list-item>
        <text:list-item>
          <text:p text:style-name="P2"><text:span text:style-name="T1">Som användare vill jag kunna klicka på dessa bilder så att de visas i ett eget fönster</text:span></text:p>
          <text:p text:style-name="P2"><text:span text:style-name="T1"><text:s/>i större format. <text:line-break/></text:span></text:p>
        </text:list-item>
        <text:list-item>
          <text:p text:style-name="P2"><text:span text:style-name="T1">Som användare vill jag kunna stänga bildfönstret när jag är klar. <text:line-break/></text:span></text:p>
        </text:list-item>
        <text:list-item>
          <text:p text:style-name="P2"><text:span text:style-name="T1">Som användare vill jag på något sätt bli informerad om att sidan laddas eller int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4T23:11:06.80</dc:date>
    <meta:editing-duration>P1DT8H51M42S</meta:editing-duration>
    <meta:editing-cycles>46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79" meta:character-count="422"/>
  </office:meta>
</office:document-meta>
</file>